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officeooo:rsid="000753d3" officeooo:paragraph-rsid="000e0b24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officeooo:rsid="000e0b24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e0b24" style:font-name-asian="Times New Roman" style:font-weight-asian="bold" style:font-name-complex="Times New Roman" style:font-weight-complex="bold"/>
    </style:style>
    <style:style style:name="T7" style:family="text">
      <style:text-properties officeooo:rsid="000c13ce"/>
    </style:style>
    <style:style style:name="T8" style:family="text">
      <style:text-properties officeooo:rsid="000e0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Aluno</text:span><text:span text:style-name="T1">: </text:span><text:span text:style-name="T2">Rhaíssa Nogueira Arantes</text:span><text:span text:style-name="T1"><text:tab/><text:tab/><text:tab/><text:tab/><text:tab/></text:span><text:span text:style-name="T4">Data:</text:span><text:span text:style-name="T1"> </text:span><text:span text:style-name="T3">21</text:span><text:span text:style-name="T1">/</text:span><text:span text:style-name="T2">11</text:span><text:span text:style-name="T1">/</text:span><text:span text:style-name="T2">2013</text:span></text:p>
      <text:p text:style-name="P6"><text:span text:style-name="T4">Fase/Iteração:</text:span><text:span text:style-name="T1"> </text:span><text:span text:style-name="T2">Iteração </text:span><text:span text:style-name="T3">8</text:span><text:span text:style-name="T1"><text:tab/><text:tab/></text:span><text:span text:style-name="T4">Esforço Total:</text:span><text:span text:style-name="T1"> </text:span><text:span text:style-name="T3">10</text:span><text:span text:style-name="T2"> horas</text:span></text:p>
      <text:p text:style-name="P5"/>
      <text:p text:style-name="P6"><text:span text:style-name="T4">Atividade: <text:s/></text:span><text:span text:style-name="T6">Geração do relatório de medição da Sprint 6</text:span><text:span text:style-name="T4"><text:tab/></text:span><text:span text:style-name="T1"><text:tab/><text:tab/></text:span><text:span text:style-name="T4">Esforço: </text:span><text:span text:style-name="T6">10</text:span><text:span text:style-name="T5"> horas</text:span></text:p>
      <text:p text:style-name="P5">Descrição: <text:span text:style-name="T8">Coleta e análise dos indicadores para o relatório de medição da sprint 6</text:span><text:tab/><text:tab/></text:p>
      <text:p text:style-name="P5">Produtos: <text:span text:style-name="T8">Relatório de Sprint</text:span></text:p>
      <text:p text:style-name="P5">Equipe: <text:span text:style-name="T7">Rhaíssa e Bruno Luz</text:span></text:p>
      <text:p text:style-name="P9">Artefato: <text:span text:style-name="T8">Relatório de Sprint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6</meta:editing-cycles>
    <dc:date>2013-12-04T20:44:06.796000000</dc:date>
    <meta:editing-duration>PT27S</meta:editing-duration>
    <meta:document-statistic meta:table-count="0" meta:image-count="0" meta:object-count="0" meta:page-count="1" meta:paragraph-count="14" meta:word-count="80" meta:character-count="573" meta:non-whitespace-character-count="491"/>
  </office:meta>
</office:document-meta>
</file>